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ababab" style:font-name="Arial" fo:font-size="10.5pt" fo:letter-spacing="normal" fo:font-style="normal" fo:font-weight="bold" style:font-size-asian="10.5pt" style:font-size-complex="10.5pt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ababab" style:font-name="Arial" fo:font-size="10.5pt" fo:letter-spacing="normal" fo:font-style="normal" fo:font-weight="bold" style:font-size-asian="10.5pt" style:font-size-complex="10.5pt"/>
    </style:style>
    <style:style style:name="P4" style:family="paragraph" style:parent-style-name="Text_20_body" style:list-style-name="L1">
      <style:paragraph-properties fo:margin-left="0cm" fo:margin-right="0cm" fo:margin-top="0.053cm" fo:margin-bottom="0.053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5" style:family="paragraph" style:parent-style-name="Text_20_body" style:list-style-name="L1">
      <style:paragraph-properties fo:margin-left="0cm" fo:margin-right="0cm" fo:margin-top="0.053cm" fo:margin-bottom="0.053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rsid="000c95c2" officeooo:paragraph-rsid="000c95c2" style:font-size-asian="10.5pt" style:font-size-complex="10.5pt"/>
    </style:style>
    <style:style style:name="P6" style:family="paragraph" style:parent-style-name="Text_20_body" style:list-style-name="L1">
      <style:paragraph-properties fo:margin-left="0cm" fo:margin-right="0.265cm" fo:margin-top="0cm" fo:margin-bottom="0.794cm" loext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2c8c8"/>
      <style:text-properties fo:font-variant="normal" fo:text-transform="none" fo:color="#a52a2a" style:font-name="Arial" fo:font-size="10.5pt" fo:letter-spacing="normal" fo:font-style="normal" fo:font-weight="bold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d2c8c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94921736" text:style-name="L1">
        <text:list-item>
          <text:p text:style-name="P6">FKs</text:p>
          <text:list>
            <text:list-item>
              <text:p text:style-name="P3">Número</text:p>
              <text:p text:style-name="P2">Descripción</text:p>
            </text:list-item>
            <text:list-item>
              <text:p text:style-name="P4">0 Historico general</text:p>
            </text:list-item>
            <text:list-item>
              <text:p text:style-name="P4">1 Media general</text:p>
            </text:list-item>
            <text:list-item>
              <text:p text:style-name="P4">2 Media anual</text:p>
            </text:list-item>
            <text:list-item>
              <text:p text:style-name="P4">3 Media mensual</text:p>
            </text:list-item>
            <text:list-item>
              <text:p text:style-name="P4">4 Media diaria</text:p>
            </text:list-item>
            <text:list-item>
              <text:p text:style-name="P4">5 Media horaria</text:p>
            </text:list-item>
            <text:list-item>
              <text:p text:style-name="P4">6 Mínimo - Máximo general</text:p>
            </text:list-item>
            <text:list-item>
              <text:p text:style-name="P4">7 Mínimo - Máximo anual</text:p>
            </text:list-item>
            <text:list-item>
              <text:p text:style-name="P4">8 Mínimo - Máximo mensual</text:p>
            </text:list-item>
            <text:list-item>
              <text:p text:style-name="P4">9 Mínimo - Máximo diaria</text:p>
            </text:list-item>
            <text:list-item>
              <text:p text:style-name="P4">10 Mínimo - Máximo horaria</text:p>
            </text:list-item>
            <text:list-item>
              <text:p text:style-name="P4">11 Histórico media mensual</text:p>
            </text:list-item>
            <text:list-item>
              <text:p text:style-name="P4">12 Histórico media diario</text:p>
            </text:list-item>
            <text:list-item>
              <text:p text:style-name="P4">13 Histórico media horario</text:p>
            </text:list-item>
            <text:list-item>
              <text:p text:style-name="P4">14 Histórico mínimo - máximo mensual</text:p>
            </text:list-item>
            <text:list-item>
              <text:p text:style-name="P4">15 Histórico mínimo - máximo diario</text:p>
            </text:list-item>
            <text:list-item>
              <text:p text:style-name="P4">16 Histórico mínimo - máximo horario</text:p>
            </text:list-item>
            <text:list-item>
              <text:p text:style-name="P4">33 Medidor general</text:p>
            </text:list-item>
            <text:list-item>
              <text:p text:style-name="P4">34 Medidor anual</text:p>
            </text:list-item>
            <text:list-item>
              <text:p text:style-name="P4">35 Medidor mensual</text:p>
            </text:list-item>
            <text:list-item>
              <text:p text:style-name="P4">36 Medidor diario</text:p>
            </text:list-item>
            <text:list-item>
              <text:p text:style-name="P4">37 Medidor horario</text:p>
            </text:list-item>
            <text:list-item>
              <text:p text:style-name="P4">47 Arranque parada</text:p>
            </text:list-item>
            <text:list-item>
              <text:p text:style-name="P4">48 Medidor minuto</text:p>
            </text:list-item>
            <text:list-item>
              <text:p text:style-name="P4">49 Medidor general sol</text:p>
            </text:list-item>
            <text:list-item>
              <text:p text:style-name="P4">50 Medidor anual sol</text:p>
            </text:list-item>
            <text:list-item>
              <text:p text:style-name="P4">51 Medidor mensual sol</text:p>
            </text:list-item>
            <text:list-item>
              <text:p text:style-name="P4">52 Medidor diario sol</text:p>
            </text:list-item>
            <text:list-item>
              <text:p text:style-name="P4">53 Medidor horario sol</text:p>
            </text:list-item>
            <text:list-item>
              <text:p text:style-name="P4">54 Medidor minuto sol</text:p>
              <text:p text:style-name="P5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2:29:30.240846162</meta:creation-date>
    <meta:print-date>2021-07-01T12:31:00.625890930</meta:print-date>
    <dc:date>2021-07-01T12:37:30.720468210</dc:date>
    <meta:editing-duration>PT8M</meta:editing-duration>
    <meta:editing-cycles>1</meta:editing-cycles>
    <meta:document-statistic meta:table-count="0" meta:image-count="0" meta:object-count="0" meta:page-count="1" meta:paragraph-count="34" meta:word-count="155" meta:character-count="702" meta:non-whitespace-character-count="614"/>
    <meta:generator>LibreOffice/6.4.7.2$Linux_X86_64 LibreOffice_project/40$Build-2</meta:generator>
  </office:meta>
</office:document-meta>
</file>